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09cm" fo:margin-left="0cm" fo:break-before="page" table:align="left"/>
    </style:style>
    <style:style style:name="Tableau3.A" style:family="table-column">
      <style:table-column-properties style:column-width="3.11cm"/>
    </style:style>
    <style:style style:name="Tableau3.B" style:family="table-column">
      <style:table-column-properties style:column-width="9.79cm"/>
    </style:style>
    <style:style style:name="Tableau3.C" style:family="table-column">
      <style:table-column-properties style:column-width="5.997cm"/>
    </style:style>
    <style:style style:name="Tableau3.D" style:family="table-column">
      <style:table-column-properties style:column-width="3.558cm"/>
    </style:style>
    <style:style style:name="Tableau3.E" style:family="table-column">
      <style:table-column-properties style:column-width="3.254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2d33ee" officeooo:paragraph-rsid="002d33e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ize="10pt" fo:font-style="normal" fo:font-weight="bold" officeooo:rsid="002da080" officeooo:paragraph-rsid="002da08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fo:font-weight="normal" officeooo:rsid="0038869f" officeooo:paragraph-rsid="0038869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1pt" fo:font-style="normal" fo:font-weight="normal" officeooo:rsid="0012c5cd" officeooo:paragraph-rsid="00228a9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normal" fo:font-weight="normal" officeooo:rsid="002edecc" officeooo:paragraph-rsid="002edec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normal" officeooo:rsid="002fbfaf" officeooo:paragraph-rsid="002fbfa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text-properties fo:font-size="11pt" officeooo:rsid="002dc2ce" officeooo:paragraph-rsid="003bc1ce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2edecc" officeooo:paragraph-rsid="002edecc" style:font-name-asian="Calibri" style:font-size-asian="11pt" style:font-style-asian="normal" style:font-name-complex="Calibri" style:font-size-complex="11pt" style:font-style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2fbfaf" officeooo:paragraph-rsid="002fbfaf" style:font-name-asian="Calibri" style:font-size-asian="11pt" style:font-style-asian="normal" style:font-name-complex="Calibri" style:font-size-complex="11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9a48f" officeooo:paragraph-rsid="0039a48f" style:font-name-asian="Calibri" style:font-size-asian="11pt" style:font-style-asian="normal" style:font-name-complex="Calibri" style:font-size-complex="11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edecc" officeooo:paragraph-rsid="002edecc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20b00" officeooo:paragraph-rsid="00320b00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8869f" officeooo:paragraph-rsid="0038869f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9a48f" officeooo:paragraph-rsid="0039a48f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da080" officeooo:paragraph-rsid="002da080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8869f" officeooo:paragraph-rsid="0038869f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00%"/>
      <style:text-properties fo:font-size="11pt" officeooo:rsid="002edecc" officeooo:paragraph-rsid="0030adaa" style:font-size-asian="11pt" style:font-size-complex="11pt"/>
    </style:style>
    <style:style style:name="P22" style:family="paragraph" style:parent-style-name="Table_20_Contents">
      <style:paragraph-properties fo:margin-top="0cm" fo:margin-bottom="0cm" loext:contextual-spacing="false" fo:line-height="100%"/>
      <style:text-properties fo:font-size="11pt" officeooo:rsid="002dc2ce" officeooo:paragraph-rsid="003bc1ce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24" style:family="paragraph" style:parent-style-name="Table_20_Contents">
      <style:text-properties officeooo:rsid="00047028" officeooo:paragraph-rsid="00228a9e"/>
    </style:style>
    <style:style style:name="P25" style:family="paragraph" style:parent-style-name="Table_20_Contents">
      <style:text-properties fo:font-size="11pt" officeooo:rsid="0015a38b" officeooo:paragraph-rsid="00228a9e" style:font-size-asian="11pt" style:font-size-complex="11pt"/>
    </style:style>
    <style:style style:name="P26" style:family="paragraph" style:parent-style-name="Table_20_Contents">
      <style:text-properties fo:font-size="11pt" officeooo:rsid="0036836d" officeooo:paragraph-rsid="00228a9e" style:font-size-asian="11pt" style:font-size-complex="11pt"/>
    </style:style>
    <style:style style:name="P27" style:family="paragraph" style:parent-style-name="Table_20_Contents">
      <style:text-properties fo:font-size="11pt" officeooo:paragraph-rsid="00228a9e" style:font-size-asian="11pt" style:font-size-complex="11pt"/>
    </style:style>
    <style:style style:name="P28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29" style:family="paragraph" style:parent-style-name="Table_20_Contents">
      <style:text-properties fo:font-size="11pt" officeooo:rsid="002edecc" officeooo:paragraph-rsid="0030adaa" style:font-size-asian="11pt" style:font-size-complex="11pt"/>
    </style:style>
    <style:style style:name="P30" style:family="paragraph" style:parent-style-name="Table_20_Contents">
      <style:text-properties fo:font-size="11pt" officeooo:rsid="002edecc" officeooo:paragraph-rsid="002edecc" style:font-size-asian="11pt" style:font-size-complex="11pt"/>
    </style:style>
    <style:style style:name="P31" style:family="paragraph" style:parent-style-name="Table_20_Contents">
      <style:text-properties fo:font-size="11pt" officeooo:rsid="00334b93" officeooo:paragraph-rsid="00334b93" style:font-size-asian="11pt" style:font-size-complex="11pt"/>
    </style:style>
    <style:style style:name="P32" style:family="paragraph" style:parent-style-name="Table_20_Contents">
      <style:text-properties fo:font-size="11pt" officeooo:rsid="0036a93a" officeooo:paragraph-rsid="0036a93a" style:font-size-asian="11pt" style:font-size-complex="11pt"/>
    </style:style>
    <style:style style:name="P33" style:family="paragraph" style:parent-style-name="Table_20_Contents">
      <style:text-properties fo:font-size="11pt" officeooo:rsid="002dc2ce" officeooo:paragraph-rsid="003bc1ce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36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37" style:family="paragraph" style:parent-style-name="Table_20_Contents">
      <style:text-properties officeooo:rsid="002d33ee" officeooo:paragraph-rsid="002d33ee"/>
    </style:style>
    <style:style style:name="P38" style:family="paragraph" style:parent-style-name="Table_20_Contents">
      <style:text-properties officeooo:rsid="002da080" officeooo:paragraph-rsid="002da080"/>
    </style:style>
    <style:style style:name="P39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40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41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42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43" style:family="paragraph" style:parent-style-name="Table_20_Contents">
      <style:paragraph-properties fo:line-height="115%" style:writing-mode="page"/>
      <style:text-properties officeooo:paragraph-rsid="00228a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834" style:font-weight-asian="bold" style:font-weight-complex="bold"/>
    </style:style>
    <style:style style:name="T3" style:family="text">
      <style:text-properties fo:font-weight="bold" officeooo:rsid="002d33ee" style:font-weight-asian="bold" style:font-weight-complex="bold"/>
    </style:style>
    <style:style style:name="T4" style:family="text">
      <style:text-properties officeooo:rsid="0019069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cfef" style:font-size-asian="10pt" style:font-size-complex="10pt"/>
    </style:style>
    <style:style style:name="T7" style:family="text">
      <style:text-properties fo:font-size="10pt" officeooo:rsid="002d33ee" style:font-size-asian="10pt" style:font-size-complex="10pt"/>
    </style:style>
    <style:style style:name="T8" style:family="text">
      <style:text-properties officeooo:rsid="002d33ee"/>
    </style:style>
    <style:style style:name="T9" style:family="text">
      <style:text-properties style:text-position="super 58%" officeooo:rsid="002d33ee"/>
    </style:style>
    <style:style style:name="T10" style:family="text">
      <style:text-properties fo:font-size="11pt" fo:font-weight="bold" officeooo:rsid="00047028" style:font-size-asian="11pt" style:font-weight-asian="bold" style:font-size-complex="11pt" style:font-weight-complex="bold"/>
    </style:style>
    <style:style style:name="T11" style:family="text">
      <style:text-properties fo:font-size="11pt" officeooo:rsid="00047028" style:font-size-asian="11pt" style:font-size-complex="11pt"/>
    </style:style>
    <style:style style:name="T12" style:family="text">
      <style:text-properties fo:font-size="11pt" officeooo:rsid="002d33ee" style:font-size-asian="11pt" style:font-size-complex="11pt"/>
    </style:style>
    <style:style style:name="T13" style:family="text">
      <style:text-properties officeooo:rsid="002edecc"/>
    </style:style>
    <style:style style:name="T14" style:family="text">
      <style:text-properties officeooo:rsid="0034ebe3"/>
    </style:style>
    <style:style style:name="T15" style:family="text">
      <style:text-properties officeooo:rsid="0035ff28"/>
    </style:style>
    <style:style style:name="T16" style:family="text">
      <style:text-properties officeooo:rsid="0036a93a"/>
    </style:style>
    <style:style style:name="T17" style:family="text">
      <style:text-properties officeooo:rsid="0038869f"/>
    </style:style>
    <style:style style:name="T18" style:family="text">
      <style:text-properties officeooo:rsid="0039a48f"/>
    </style:style>
    <style:style style:name="T19" style:family="text">
      <style:text-properties officeooo:rsid="003ab0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34"><text:span text:style-name="T4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7" office:value-type="string">
            <text:p text:style-name="P42"><text:span text:style-name="T1">Classe</text:span> :<text:span text:style-name="T8">5</text:span><text:span text:style-name="T9">ème</text:span></text:p>
          </table:table-cell>
          <table:table-cell table:style-name="Tableau3.B2" table:number-columns-spanned="3" office:value-type="string">
            <text:p text:style-name="P41"><text:span text:style-name="T1">Titre </text:span>: <text:span text:style-name="T8">Cargo-bot</text:span></text:p>
          </table:table-cell>
          <table:covered-table-cell/>
          <table:covered-table-cell/>
          <table:table-cell table:style-name="Tableau3.E2" office:value-type="string">
            <text:p text:style-name="P40"><text:span text:style-name="T1">Séance </text:span><text:span text:style-name="T2">n° </text:span><text:span text:style-name="T3">4</text:span></text:p>
          </table:table-cell>
        </table:table-row>
        <table:table-row>
          <table:table-cell table:style-name="Tableau3.A3" table:number-columns-spanned="5" office:value-type="string">
            <text:p text:style-name="P39"><text:span text:style-name="T1">Compétences travaillées</text:span> : <text:span text:style-name="T8">Convertir des activités physiques en instructions. Corriger un programme incorrect.</text:span></text:p>
            <text:p text:style-name="P43"><text:span text:style-name="T10">Objectifs </text:span><text:span text:style-name="T11">: </text:span><text:span text:style-name="T12">Introduction à l’algorithmique. Découvrir les instructions conditionnelles. Comprendre l’intérêt des appels de fonction et de la recursivité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23">DÉROULEMENT</text:p>
          </table:table-cell>
          <table:covered-table-cell/>
          <table:table-cell table:style-name="Tableau3.C4" office:value-type="string">
            <text:p text:style-name="P35">TACHE DE L’ÉLÈVE</text:p>
            <text:p text:style-name="P36">attendue/supposée</text:p>
          </table:table-cell>
          <table:table-cell table:style-name="Tableau3.D4" office:value-type="string">
            <text:p text:style-name="P23">MATÉRIEL</text:p>
          </table:table-cell>
          <table:table-cell table:style-name="Tableau3.E4" office:value-type="string">
            <text:p text:style-name="P23">NOTES</text:p>
          </table:table-cell>
        </table:table-row>
        <table:table-row>
          <table:table-cell table:style-name="Tableau3.A7" office:value-type="string">
            <text:p text:style-name="P37"><text:span text:style-name="T1">Temps </text:span>:5min</text:p>
          </table:table-cell>
          <table:table-cell table:style-name="Tableau3.B7" office:value-type="string">
            <text:p text:style-name="P3">Installation des élèves</text:p>
          </table:table-cell>
          <table:table-cell table:style-name="Tableau3.C7" office:value-type="string">
            <text:p text:style-name="P7"/>
          </table:table-cell>
          <table:table-cell table:style-name="Tableau3.D7" office:value-type="string">
            <text:p text:style-name="P28"/>
          </table:table-cell>
          <table:table-cell table:style-name="Tableau3.E7" office:value-type="string">
            <text:p text:style-name="P11"/>
          </table:table-cell>
        </table:table-row>
        <table:table-row>
          <table:table-cell table:style-name="Tableau3.A7" office:value-type="string">
            <text:p text:style-name="P24"><text:span text:style-name="T1">Temps </text:span>: <text:span text:style-name="T18">5-10mn</text:span></text:p>
          </table:table-cell>
          <table:table-cell table:style-name="Tableau3.B7" office:value-type="string">
            <text:p text:style-name="P2"><text:span text:style-name="T6">P</text:span><text:span text:style-name="T5">résentation et explication de l’activité </text:span><text:span text:style-name="T7">(</text:span><text:span text:style-name="T5">Phase orale</text:span><text:span text:style-name="T7">)</text:span></text:p>
            <text:p text:style-name="P5">L’activité est expliquée aux élèves, <text:span text:style-name="T15">nous devons faire exécuter des ordres à un robot : une grue doit déplacer un ensemble de gobelets d’une situation initiale a une situation finale. Eventuellement, une démonstration est réalisée au tableau.</text:span></text:p>
          </table:table-cell>
          <table:table-cell table:style-name="Tableau3.C7" office:value-type="string">
            <text:p text:style-name="P8">Ecouter</text:p>
          </table:table-cell>
          <table:table-cell table:style-name="Tableau3.D7" office:value-type="string">
            <text:p text:style-name="P10">Plaques de code</text:p>
            <text:p text:style-name="P33">Cubes d’opérations</text:p>
            <text:p text:style-name="P30"/>
          </table:table-cell>
          <table:table-cell table:style-name="Tableau3.E7" office:value-type="string">
            <text:p text:style-name="P11"/>
          </table:table-cell>
        </table:table-row>
        <table:table-row>
          <table:table-cell table:style-name="Tableau3.A7" office:value-type="string">
            <text:p text:style-name="P38"><text:span text:style-name="T1">Temps</text:span> : <text:span text:style-name="T13">15mn</text:span></text:p>
          </table:table-cell>
          <table:table-cell table:style-name="Tableau3.B7" office:value-type="string">
            <text:p text:style-name="P4">Ecriture de programmes simples : <text:span text:style-name="T13">îlots de 4</text:span></text:p>
            <text:p text:style-name="P6">Les élèves doivent réaliser des <text:span text:style-name="T18">programmes</text:span> simples avec peu d’instruction<text:span text:style-name="T18">s</text:span> (aller à droite/gauche, monter, descendre, retourner le gobelet)</text:p>
          </table:table-cell>
          <table:table-cell table:style-name="Tableau3.C7" office:value-type="string">
            <text:p text:style-name="P9">Comprendre le problème, se familiariser avec le <text:span text:style-name="T17">matériel</text:span>. Ecri<text:span text:style-name="T14">re</text:span> des programmes simples</text:p>
          </table:table-cell>
          <table:table-cell table:style-name="Tableau3.D7" office:value-type="string">
            <text:p text:style-name="P10">Plaques de code</text:p>
            <text:p text:style-name="P33">Cubes d’opérations</text:p>
            <text:p text:style-name="P29"/>
            <text:p text:style-name="P29"/>
          </table:table-cell>
          <table:table-cell table:style-name="Tableau3.E7" office:value-type="string">
            <text:p text:style-name="P11"/>
          </table:table-cell>
        </table:table-row>
        <table:table-row>
          <table:table-cell table:style-name="Tableau3.A9" office:value-type="string">
            <text:p text:style-name="P24"><text:span text:style-name="T1">Temps </text:span>: <text:span text:style-name="T16">5mn</text:span></text:p>
          </table:table-cell>
          <table:table-cell table:style-name="Tableau3.B9" office:value-type="string">
            <text:p text:style-name="P20">Mise en commun</text:p>
            <text:p text:style-name="P17">Les élèves expriment les difficultés rencontrées et partagent leurs algorithmes.</text:p>
            <text:p text:style-name="P17">On peut parler de la non-unicité d’un algorithme pour résoudre un problème.</text:p>
          </table:table-cell>
          <table:table-cell table:style-name="Tableau3.C9" office:value-type="string">
            <text:p text:style-name="P14">Ecouter</text:p>
          </table:table-cell>
          <table:table-cell table:style-name="Tableau3.D9" office:value-type="string">
            <text:p text:style-name="P30"/>
          </table:table-cell>
          <table:table-cell table:style-name="Tableau3.E9" office:value-type="string">
            <text:p text:style-name="P25"/>
          </table:table-cell>
        </table:table-row>
        <table:table-row>
          <table:table-cell table:style-name="Tableau3.A9" office:value-type="string">
            <text:p text:style-name="P24"><text:span text:style-name="T1">Temps </text:span>: <text:span text:style-name="T16">15mn</text:span></text:p>
          </table:table-cell>
          <table:table-cell table:style-name="Tableau3.B9" office:value-type="string">
            <text:p text:style-name="P19">Ecriture de programmes avec conditions : <text:span text:style-name="T13">îlots de 4</text:span></text:p>
            <text:p text:style-name="P18">Les élèves doivent réaliser des programmes plus compliquées : pour cela ils ont <text:s/>des instructions supplémentaires : les conditionnelles.</text:p>
          </table:table-cell>
          <table:table-cell table:style-name="Tableau3.C9" office:value-type="string">
            <text:p text:style-name="P13">Utiliser des conditions.</text:p>
          </table:table-cell>
          <table:table-cell table:style-name="Tableau3.D9" office:value-type="string">
            <text:p text:style-name="P10">Plaques de code</text:p>
            <text:p text:style-name="P22">Cubes d’opérations</text:p>
            <text:p text:style-name="P32">Des instructions conditionnelles</text:p>
            <text:p text:style-name="P21"/>
          </table:table-cell>
          <table:table-cell table:style-name="Tableau3.E9" office:value-type="string">
            <text:p text:style-name="P27"/>
          </table:table-cell>
        </table:table-row>
        <table:table-row>
          <table:table-cell table:style-name="Tableau3.A10" office:value-type="string">
            <text:p text:style-name="P24"><text:span text:style-name="T1">Temps </text:span>: <text:span text:style-name="T19">5-10mn</text:span></text:p>
          </table:table-cell>
          <table:table-cell table:style-name="Tableau3.B10" office:value-type="string">
            <text:p text:style-name="P19">Bilan</text:p>
            <text:p text:style-name="P15">Parler de l’importance de l’ordre des instructions.</text:p>
            <text:p text:style-name="P15">Parler de la non-unicité d’un algorithme pour résoudre un problème.</text:p>
            <text:p text:style-name="P15">Parler de l’utilité des structures conditionnelles.</text:p>
            <text:p text:style-name="P16">Langage de programmations.</text:p>
          </table:table-cell>
          <table:table-cell table:style-name="Tableau3.C10" office:value-type="string">
            <text:p text:style-name="P12">Ecouter</text:p>
          </table:table-cell>
          <table:table-cell table:style-name="Tableau3.D10" office:value-type="string">
            <text:p text:style-name="P26"/>
          </table:table-cell>
          <table:table-cell table:style-name="Tableau3.E10" office:value-type="string">
            <text:p text:style-name="P31">Il existe une application Cargo-bot sur l’App stor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4-02T20:05:48.747121354</dc:date>
    <meta:editing-duration>PT2H26M56S</meta:editing-duration>
    <meta:editing-cycles>30</meta:editing-cycles>
    <meta:generator>LibreOffice/6.0.7.3$Linux_X86_64 LibreOffice_project/00m0$Build-3</meta:generator>
    <meta:document-statistic meta:table-count="1" meta:image-count="0" meta:object-count="0" meta:page-count="1" meta:paragraph-count="45" meta:word-count="264" meta:character-count="1825" meta:non-whitespace-character-count="1605"/>
  </office:meta>
</office:document-meta>
</file>